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ec9" officeooo:paragraph-rsid="000e5ec9"/>
    </style:style>
    <style:style style:name="P2" style:family="paragraph" style:parent-style-name="Standard" style:list-style-name="L1">
      <style:paragraph-properties fo:line-height="115%"/>
      <style:text-properties style:font-name="Ubuntu Mono" officeooo:rsid="000e5ec9" officeooo:paragraph-rsid="000e5ec9"/>
    </style:style>
    <style:style style:name="P3" style:family="paragraph" style:parent-style-name="Standard" style:list-style-name="L1">
      <style:paragraph-properties fo:line-height="115%"/>
      <style:text-properties style:font-name="Ubuntu Mono" officeooo:rsid="0011e74e" officeooo:paragraph-rsid="0011e7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17463790" text:style-name="L1">
        <text:list-item>
          <text:p text:style-name="P2">Crie um script que imprima Olá mundo.</text:p>
        </text:list-item>
        <text:list-item>
          <text:p text:style-name="P2">Crie um script que leia o nome que o usuário digitar e imprima a seguinte mensagem, Olá nome, seja bem vindo!</text:p>
        </text:list-item>
        <text:list-item>
          <text:p text:style-name="P3">Crie um script que leia dois números e mostre o resultado da soma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59:51.461972573</meta:creation-date>
    <dc:date>2020-06-05T10:21:08.669531538</dc:date>
    <meta:editing-duration>PT9M30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3" meta:word-count="44" meta:character-count="218" meta:non-whitespace-character-count="180"/>
  </office:meta>
</office:document-meta>
</file>